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201000003AF0000021223739B44A1BEB02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r6" style:family="presentation" style:parent-style-name="Metropolis-title">
      <style:graphic-properties fo:min-height="2.32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LP IOTIA</presentation:footer-decl>
      <presentation:footer-decl presentation:name="ftr2">Alexandre Guillot</presentation:footer-decl>
      <presentation:date-time-decl presentation:name="dtd1" presentation:source="fixed">Alexandre Guillot</presentation:date-time-decl>
      <draw:page draw:name="page1" draw:style-name="dp1" draw:master-page-name="Metropoli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rojet E-Covid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Gestion du projet</text:p>
          </draw:text-box>
        </draw:frame>
        <presentation:notes draw:style-name="dp2" presentation:use-footer-name="ftr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Les attentes du projet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Le contrôle et l’efficacité énergétique du bâtiment</text:p>
              </text:list-item>
              <text:list-item>
                <text:p>L’optimisation de la gestion de la propreté</text:p>
              </text:list-item>
              <text:list-item>
                <text:p>La gestion de la qualité de l’air (taux de Co2)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14.2cm" svg:height="2.326cm" svg:x="6.6cm" svg:y="0.536cm" presentation:class="title" presentation:user-transformed="true">
          <draw:text-box>
            <text:p text:style-name="P2"><text:span text:style-name="T1">Élaboration</text:span><text:span text:style-name="T1"><text:line-break/></text:span><text:span text:style-name="T1"> du cahier de charge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hoix des capteurs nécessaire</text:p>
              </text:list-item>
              <text:list-item>
                <text:p>Définition des besoin</text:p>
              </text:list-item>
              <text:list-item>
                <text:p>Définition de la base de donnée</text:p>
              </text:list-item>
            </text:list>
          </draw:text-box>
        </draw:frame>
        <presentation:notes draw:style-name="dp3" presentation:use-footer-name="ftr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2"><text:span text:style-name="T1">Le contrôle du bâtiment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La mise en place de lecteur rfid</text:p>
              </text:list-item>
              <text:list-item>
                <text:p>Les Capteurs PIR</text:p>
              </text:list-item>
              <text:list-item>
                <text:p>Une camera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2"><text:span text:style-name="T1">L’efficacité énergétique du bâtiment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Le panneaux solaire</text:p>
              </text:list-item>
              <text:list-item>
                <text:p>La gestion du chauffage et de la climatisation</text:p>
              </text:list-item>
              <text:list-item>
                <text:p>La gestion de l’alimentation du bâtiment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14.8cm" svg:height="2.051cm" svg:x="6.6cm" svg:y="0.575cm" presentation:class="title" presentation:user-transformed="true">
          <draw:text-box>
            <text:p text:style-name="P2"><text:span text:style-name="T1">L’optimisation de la gestion de la propreté</text:span>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Bornes bouton</text:p>
              </text:list-item>
              <text:list-item>
                <text:p>L’application mobile</text:p>
                <text:p/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14.8cm" svg:height="2cm" svg:x="6.6cm" svg:y="0.6cm" presentation:class="title" presentation:user-transformed="true">
          <draw:text-box>
            <text:p text:style-name="P4"><text:span text:style-name="T2">La gestion de </text:span><text:span text:style-name="T1">la</text:span><text:span text:style-name="T2"> qualité de l’air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Capteur Co2</text:p>
              </text:list-item>
              <text:list-item>
                <text:p>Ouverture des fenêtres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e méthode presque agile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Des équipes auto-organisées</text:p>
              </text:list-item>
              <text:list-item>
                <text:p>Un développement évolutif</text:p>
              </text:list-item>
              <text:list-item>
                <text:p>Pas de livraison précoce</text:p>
              </text:list-item>
              <text:list-item>
                <text:p>Des réunions entre les différentes équipes</text:p>
                <text:p/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2"><text:span text:style-name="T1">Organisation en début du projet</text:span>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Théo, Nicolas, Alex et Thibaut sur les capteurs</text:p>
              </text:list-item>
              <text:list-item>
                <text:p>Dorian sur l’application web</text:p>
              </text:list-item>
              <text:list-item>
                <text:p>Loris sur l’application mobile</text:p>
              </text:list-item>
              <text:list-item>
                <text:p>Maxime, Pierre sur la base de donnée</text:p>
              </text:list-item>
              <text:list-item>
                <text:p>Antoine sur l’infrastructure des box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roblèmes rencontré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Un lancement de projet tardif </text:p>
              </text:list-item>
              <text:list-item>
                <text:p>L’inaccessibilité du serveur </text:p>
              </text:list-item>
              <text:list-item>
                <text:p>La fin de projet en distancielle 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onclusi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<text:span text:style-name="T1">L’efficacité énergétique du bâtiment</text:span></text:p>
              </text:list-item>
              <text:list-item>
                <text:p><text:span text:style-name="T1">L’intégration entre les box et le serveur sql</text:span>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23739B44A1BEB027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18T08:54:50.180000000</meta:creation-date>
    <meta:editing-duration>PT10M44S</meta:editing-duration>
    <meta:editing-cycles>4</meta:editing-cycles>
    <meta:generator>LibreOffice/6.4.0.3$Windows_X86_64 LibreOffice_project/b0a288ab3d2d4774cb44b62f04d5d28733ac6df8</meta:generator>
    <dc:title>Metropolis</dc:title>
    <dc:date>2021-05-18T09:57:17.573000000</dc:date>
    <meta:document-statistic meta:object-count="66"/>
  </office:meta>
</office:document-meta>
</file>